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re_20_Chapitre">
      <style:paragraph-properties fo:padding="0cm" fo:border-left="none" fo:border-right="none" fo:border-top="none" fo:border-bottom="0.99pt solid #000000" style:shadow="none">
        <style:tab-stops>
          <style:tab-stop style:position="18.971cm" style:type="right"/>
        </style:tab-stops>
      </style:paragraph-properties>
    </style:style>
    <style:style style:name="P2" style:family="paragraph" style:parent-style-name="Standard">
      <style:text-properties style:font-name="Times New Roman" officeooo:rsid="00217921" officeooo:paragraph-rsid="00264f59"/>
    </style:style>
    <style:style style:name="P3" style:family="paragraph" style:parent-style-name="Standard">
      <style:text-properties style:font-name="Times New Roman" officeooo:rsid="00217921" officeooo:paragraph-rsid="002948a6"/>
    </style:style>
    <style:style style:name="P4" style:family="paragraph" style:parent-style-name="Standard">
      <style:text-properties style:font-name="Times New Roman" officeooo:rsid="002406f9" officeooo:paragraph-rsid="002948a6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tyle="normal" officeooo:rsid="00217921" officeooo:paragraph-rsid="00264f59"/>
    </style:style>
    <style:style style:name="P6" style:family="paragraph" style:parent-style-name="Standard">
      <style:text-properties style:font-name="Times New Roman" fo:font-style="normal" officeooo:rsid="002df28e" officeooo:paragraph-rsid="002df28e"/>
    </style:style>
    <style:style style:name="P7" style:family="paragraph" style:parent-style-name="Standard">
      <style:text-properties style:font-name="Times New Roman" fo:font-style="normal" officeooo:rsid="002df28e" officeooo:paragraph-rsid="002f6a7f"/>
    </style:style>
    <style:style style:name="P8" style:family="paragraph" style:parent-style-name="Standard">
      <style:text-properties style:font-name="Times New Roman" fo:font-style="normal" officeooo:rsid="002f6a7f" officeooo:paragraph-rsid="002f6a7f"/>
    </style:style>
    <style:style style:name="P9" style:family="paragraph" style:parent-style-name="Standard">
      <style:paragraph-properties fo:text-align="center" style:justify-single-word="false" style:writing-mode="page"/>
      <style:text-properties style:font-name="Times New Roman" officeooo:rsid="00217921" officeooo:paragraph-rsid="0032b92e"/>
    </style:style>
    <style:style style:name="P10" style:family="paragraph" style:parent-style-name="Standard">
      <style:text-properties style:font-name="Times New Roman" officeooo:rsid="00217921" officeooo:paragraph-rsid="00264f59"/>
    </style:style>
    <style:style style:name="P11" style:family="paragraph" style:parent-style-name="Titre_20_I_29_" style:list-style-name=""/>
    <style:style style:name="P12" style:family="paragraph" style:parent-style-name="Titre_20_I_29_" style:list-style-name="">
      <style:text-properties officeooo:paragraph-rsid="002948a6"/>
    </style:style>
    <style:style style:name="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Arial" fo:font-size="11.3999996185303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1.3999996185303pt" style:font-style-asian="normal" style:font-weight-asian="normal" style:font-name-complex="Arial" style:font-size-complex="11.3999996185303pt" style:font-style-complex="normal" style:font-weight-complex="normal" style:text-emphasize="none" style:text-scale="100%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9" style:family="paragraph">
      <loext:graphic-properties draw:fill="none" draw:fill-color="#99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444444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2154da"/>
    </style:style>
    <style:style style:name="T2" style:family="text">
      <style:text-properties officeooo:rsid="002948a6"/>
    </style:style>
    <style:style style:name="T3" style:family="text">
      <style:text-properties officeooo:rsid="002c3c55"/>
    </style:style>
    <style:style style:name="T4" style:family="text">
      <style:text-properties officeooo:rsid="002edafd"/>
    </style:style>
    <style:style style:name="T5" style:family="text">
      <style:text-properties officeooo:rsid="002f6a7f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Arial" fo:font-size="11.3999996185303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1.3999996185303pt" style:font-style-asian="normal" style:font-weight-asian="normal" style:font-name-complex="Arial" style:font-size-complex="11.3999996185303p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444444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righ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67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solid" draw:fill-color="#cccccc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79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solid" draw:fill-color="#cccccc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80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81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82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83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84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85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86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87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88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89" svg:stroke-width="0.03cm" svg:stroke-color="#000000" draw:marker-start="" draw:marker-start-width="0.169cm" draw:marker-start-center="false" draw:marker-end="" draw:marker-end-width="0.16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63cm" fo:min-width="0.15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63cm" fo:min-width="0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65cm" fo:min-width="0.15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31cm" fo:min-width="0.14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31cm" fo:min-width="0.14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63cm" fo:min-width="0.16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65cm" fo:min-width="0.16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31cm" fo:min-width="0.14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31cm" fo:min-width="0.14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31cm" fo:min-width="0.16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31cm" fo:min-width="0.43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5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6" style:family="graphic">
      <style:graphic-properties draw:stroke="solid" draw:stroke-dash="Dashed_20__28_var_29__20_109" svg:stroke-width="0.03cm" svg:stroke-color="#000000" draw:marker-start="" draw:marker-start-width="0.295cm" draw:marker-start-center="false" draw:marker-end="" draw:marker-end-width="0.295cm" draw:marker-end-center="false" draw:stroke-linejoin="none" svg:stroke-linecap="butt" draw:fill="solid" draw:fill-color="#cccccc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110" svg:stroke-width="0.03cm" svg:stroke-color="#000000" draw:marker-start="" draw:marker-start-width="0.168cm" draw:marker-start-center="false" draw:marker-end="" draw:marker-end-width="0.168cm" draw:marker-end-center="false" draw:stroke-linejoin="round" svg:stroke-linecap="round" draw:fill="none" draw:fill-color="#9933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111" svg:stroke-width="0.03cm" svg:stroke-color="#000000" draw:marker-start="" draw:marker-start-width="0.168cm" draw:marker-start-center="false" draw:marker-end="" draw:marker-end-width="0.16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112" svg:stroke-width="0.03cm" svg:stroke-color="#000000" draw:marker-start="" draw:marker-start-width="0.168cm" draw:marker-start-center="false" draw:marker-end="" draw:marker-end-width="0.16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113" svg:stroke-width="0.03cm" svg:stroke-color="#000000" draw:marker-start="" draw:marker-start-width="0.168cm" draw:marker-start-center="false" draw:marker-end="" draw:marker-end-width="0.16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114" svg:stroke-width="0.03cm" svg:stroke-color="#000000" draw:marker-start="" draw:marker-start-width="0.168cm" draw:marker-start-center="false" draw:marker-end="" draw:marker-end-width="0.16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115" svg:stroke-width="0.03cm" svg:stroke-color="#000000" draw:marker-start="" draw:marker-start-width="0.168cm" draw:marker-start-center="false" draw:marker-end="" draw:marker-end-width="0.16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116" svg:stroke-width="0.03cm" svg:stroke-color="#000000" draw:marker-start="" draw:marker-start-width="0.168cm" draw:marker-start-center="false" draw:marker-end="" draw:marker-end-width="0.16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117" svg:stroke-width="0.03cm" svg:stroke-color="#000000" draw:marker-start="" draw:marker-start-width="0.168cm" draw:marker-start-center="false" draw:marker-end="" draw:marker-end-width="0.16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118" svg:stroke-width="0.03cm" svg:stroke-color="#000000" draw:marker-start="" draw:marker-start-width="0.168cm" draw:marker-start-center="false" draw:marker-end="" draw:marker-end-width="0.16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24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24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9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9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9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9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2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9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9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9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66cm" fo:min-width="0.29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2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21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242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érimètres et Aires</text:span> : <text:span text:style-name="T1">Défi</text:span><text:tab/><text:span text:style-name="T3">10</text:span>.<text:span text:style-name="T3">3</text:span></text:p>
      <text:p text:style-name="Standard"/>
      <text:p text:style-name="Standard"/>
      <text:p text:style-name="P11"><draw:g text:anchor-type="paragraph" draw:z-index="0" draw:name="Forme1" draw:style-name="gr1"><draw:polygon draw:style-name="gr2" draw:text-style-name="P13" svg:width="5.411cm" svg:height="0.97cm" draw:transform="skewX (0.00366519142918809) rotate (0.00488692190558412) translate (13.1607449164554cm 0.673426844566412cm)" svg:viewBox="0 0 5412 971" draw:points="0,0 0,0 5412,34 2087,971"><text:p/></draw:polygon><draw:polygon draw:style-name="gr3" draw:text-style-name="P13" svg:width="5.412cm" svg:height="1.754cm" draw:transform="rotate (0.00488692190558412) translate (11.1138114520583cm 1.65513519902082cm)" svg:viewBox="0 0 5413 1755" draw:points="4135,0 4135,0 5413,1755 0,1722"><text:p/></draw:polygon><draw:polygon draw:style-name="gr4" draw:text-style-name="P14" svg:width="0.285cm" svg:height="0.282cm" draw:transform="skewX (-0.00628318530717959) rotate (0.00628318530717959) translate (13.152118321226cm 3.0986018693525cm)" svg:viewBox="0 0 286 283" draw:points="0,281 0,281 281,283 286,2 4,0"><text:p/></draw:polygon><draw:line draw:style-name="gr5" draw:text-style-name="P15" svg:x1="13.158cm" svg:y1="0.674cm" svg:x2="18.571cm" svg:y2="0.682cm"><text:p/></draw:line><draw:line draw:style-name="gr6" draw:text-style-name="P15" svg:x1="11.122cm" svg:y1="3.377cm" svg:x2="13.159cm" svg:y2="0.674cm"><text:p/></draw:line><draw:line draw:style-name="gr7" draw:text-style-name="P15" svg:x1="16.534cm" svg:y1="3.384cm" svg:x2="18.571cm" svg:y2="0.681cm"><text:p/></draw:line><draw:line draw:style-name="gr8" draw:text-style-name="P15" svg:x1="11.122cm" svg:y1="3.376cm" svg:x2="16.535cm" svg:y2="3.384cm"><text:p/></draw:line><draw:line draw:style-name="gr9" draw:text-style-name="P15" svg:x1="13.158cm" svg:y1="0.674cm" svg:x2="15.247cm" svg:y2="1.635cm"><text:p/></draw:line><draw:line draw:style-name="gr10" draw:text-style-name="P15" svg:x1="11.122cm" svg:y1="3.376cm" svg:x2="15.249cm" svg:y2="1.635cm"><text:p/></draw:line><draw:line draw:style-name="gr11" draw:text-style-name="P15" svg:x1="15.248cm" svg:y1="1.634cm" svg:x2="18.572cm" svg:y2="0.681cm"><text:p/></draw:line><draw:line draw:style-name="gr12" draw:text-style-name="P15" svg:x1="15.248cm" svg:y1="1.635cm" svg:x2="16.535cm" svg:y2="3.384cm"><text:p/></draw:line><draw:line draw:style-name="gr13" draw:text-style-name="P15" svg:x1="13.159cm" svg:y1="0.674cm" svg:x2="13.156cm" svg:y2="3.38cm"><text:p/></draw:line><draw:frame draw:style-name="gr14" draw:text-style-name="P17" svg:width="0.272cm" svg:height="0.465cm" svg:x="12.998cm" svg:y="0.18cm"><draw:text-box><text:p text:style-name="P16"><text:span text:style-name="T6">A</text:span></text:p></draw:text-box></draw:frame><draw:frame draw:style-name="gr15" draw:text-style-name="P17" svg:width="0.272cm" svg:height="0.465cm" draw:transform="rotate (0.00645771823237902) translate (12.9602916666667cm 0.180916666666667cm)"><draw:text-box><text:p text:style-name="P16"><text:span text:style-name="T6">A</text:span></text:p></draw:text-box></draw:frame><draw:frame draw:style-name="gr16" draw:text-style-name="P17" svg:width="0.272cm" svg:height="0.465cm" svg:x="12.979cm" svg:y="0.202cm"><draw:text-box><text:p text:style-name="P16"><text:span text:style-name="T6">A</text:span></text:p></draw:text-box></draw:frame><draw:frame draw:style-name="gr16" draw:text-style-name="P17" svg:width="0.272cm" svg:height="0.465cm" svg:x="12.979cm" svg:y="0.161cm"><draw:text-box><text:p text:style-name="P16"><text:span text:style-name="T6">A</text:span></text:p></draw:text-box></draw:frame><draw:frame draw:style-name="gr17" draw:text-style-name="P18" svg:width="0.239cm" svg:height="0.408cm" svg:x="12.762cm" svg:y="0.339cm"><draw:text-box><text:p text:style-name="P16"><text:span text:style-name="T7">A</text:span></text:p></draw:text-box></draw:frame><draw:frame draw:style-name="gr16" draw:text-style-name="P17" svg:width="0.272cm" svg:height="0.465cm" svg:x="18.676cm" svg:y="0.269cm"><draw:text-box><text:p text:style-name="P16"><text:span text:style-name="T6">B</text:span></text:p></draw:text-box></draw:frame><draw:frame draw:style-name="gr15" draw:text-style-name="P17" svg:width="0.272cm" svg:height="0.465cm" draw:transform="rotate (0.00645771823237902) translate (18.6364861111111cm 0.270875cm)"><draw:text-box><text:p text:style-name="P16"><text:span text:style-name="T6">B</text:span></text:p></draw:text-box></draw:frame><draw:frame draw:style-name="gr16" draw:text-style-name="P17" svg:width="0.272cm" svg:height="0.465cm" draw:transform="rotate (0.012915436464758) translate (18.653125cm 0.291041666666667cm)"><draw:text-box><text:p text:style-name="P16"><text:span text:style-name="T6">B</text:span></text:p></draw:text-box></draw:frame><draw:frame draw:style-name="gr16" draw:text-style-name="P17" svg:width="0.272cm" svg:height="0.465cm" draw:transform="rotate (0.012915436464758) translate (18.653125cm 0.250472222222222cm)"><draw:text-box><text:p text:style-name="P16"><text:span text:style-name="T6">B</text:span></text:p></draw:text-box></draw:frame><draw:frame draw:style-name="gr18" draw:text-style-name="P18" svg:width="0.239cm" svg:height="0.408cm" svg:x="18.761cm" svg:y="0.339cm"><draw:text-box><text:p text:style-name="P16"><text:span text:style-name="T7">B</text:span></text:p></draw:text-box></draw:frame><draw:frame draw:style-name="gr19" draw:text-style-name="P17" svg:width="0.295cm" svg:height="0.465cm" svg:x="10.734cm" svg:y="3.325cm"><draw:text-box><text:p text:style-name="P16"><text:span text:style-name="T6">D</text:span></text:p></draw:text-box></draw:frame><draw:frame draw:style-name="gr19" draw:text-style-name="P17" svg:width="0.295cm" svg:height="0.465cm" svg:x="10.693cm" svg:y="3.325cm"><draw:text-box><text:p text:style-name="P16"><text:span text:style-name="T6">D</text:span></text:p></draw:text-box></draw:frame><draw:frame draw:style-name="gr20" draw:text-style-name="P17" svg:width="0.295cm" svg:height="0.465cm" svg:x="10.712cm" svg:y="3.347cm"><draw:text-box><text:p text:style-name="P16"><text:span text:style-name="T6">D</text:span></text:p></draw:text-box></draw:frame><draw:frame draw:style-name="gr20" draw:text-style-name="P17" svg:width="0.295cm" svg:height="0.465cm" svg:x="10.712cm" svg:y="3.308cm"><draw:text-box><text:p text:style-name="P16"><text:span text:style-name="T6">D</text:span></text:p></draw:text-box></draw:frame><draw:frame draw:style-name="gr21" draw:text-style-name="P18" svg:width="0.26cm" svg:height="0.408cm" svg:x="10.712cm" svg:y="3.341cm"><draw:text-box><text:p text:style-name="P16"><text:span text:style-name="T7">D</text:span></text:p></draw:text-box></draw:frame><draw:frame draw:style-name="gr20" draw:text-style-name="P17" svg:width="0.295cm" svg:height="0.465cm" svg:x="16.764cm" svg:y="3.336cm"><draw:text-box><text:p text:style-name="P16"><text:span text:style-name="T6">C</text:span></text:p></draw:text-box></draw:frame><draw:frame draw:style-name="gr20" draw:text-style-name="P17" svg:width="0.295cm" svg:height="0.465cm" svg:x="16.726cm" svg:y="3.336cm"><draw:text-box><text:p text:style-name="P16"><text:span text:style-name="T6">C</text:span></text:p></draw:text-box></draw:frame><draw:frame draw:style-name="gr19" draw:text-style-name="P17" svg:width="0.295cm" svg:height="0.465cm" svg:x="16.747cm" svg:y="3.355cm"><draw:text-box><text:p text:style-name="P16"><text:span text:style-name="T6">C</text:span></text:p></draw:text-box></draw:frame><draw:frame draw:style-name="gr20" draw:text-style-name="P17" svg:width="0.295cm" svg:height="0.465cm" svg:x="16.745cm" svg:y="3.317cm"><draw:text-box><text:p text:style-name="P16"><text:span text:style-name="T6">C</text:span></text:p></draw:text-box></draw:frame><draw:frame draw:style-name="gr22" draw:text-style-name="P18" svg:width="0.26cm" svg:height="0.408cm" svg:x="16.747cm" svg:y="3.341cm"><draw:text-box><text:p text:style-name="P16"><text:span text:style-name="T7">C</text:span></text:p></draw:text-box></draw:frame><draw:frame draw:style-name="gr23" draw:text-style-name="P18" svg:width="0.299cm" svg:height="0.408cm" svg:x="15.641cm" svg:y="1.604cm"><draw:text-box><text:p text:style-name="P16"><text:span text:style-name="T7">M</text:span></text:p></draw:text-box></draw:frame><draw:frame draw:style-name="gr24" draw:text-style-name="P18" svg:width="0.768cm" svg:height="0.408cm" svg:x="15.41cm" svg:y="0.316cm"><draw:text-box><text:p text:style-name="P16"><text:span text:style-name="T7">6 cm</text:span></text:p></draw:text-box></draw:frame><draw:frame draw:style-name="gr24" draw:text-style-name="P18" svg:width="0.768cm" svg:height="0.408cm" draw:transform="rotate (1.5707963267949) translate (12.8040694444444cm 2.27641666666667cm)"><draw:text-box><text:p text:style-name="P16"><text:span text:style-name="T7">3 cm</text:span></text:p></draw:text-box></draw:frame></draw:g>Énoncé <text:span text:style-name="T2">1</text:span></text:p>
      <text:p text:style-name="P6">ABCD est un parallélogramme tel que le côté [AB] mesure <text:span text:style-name="T5">6</text:span> cm et la hauteur relative à ce côté mesure 3 cm.</text:p>
      <text:p text:style-name="P6">M est un point à l’intérieur du parallélogramme ABCD.</text:p>
      <text:p text:style-name="P6">Est-il possible de calculer l’aire de la surface <text:span text:style-name="T4">grise</text:span> sans autres données ?</text:p>
      <text:p text:style-name="P5"/>
      <text:p text:style-name="P2"/>
      <text:p text:style-name="P2"/>
      <text:p text:style-name="P2"/>
      <text:p text:style-name="P2"/>
      <text:p text:style-name="P12"><draw:g text:anchor-type="paragraph" draw:z-index="1" draw:name="Forme2" draw:style-name="gr25"><draw:polygon draw:style-name="gr26" draw:text-style-name="P13" svg:width="4.323cm" svg:height="2.67cm" draw:transform="rotate (0.00645771823237902) translate (12.1444939865795cm 0.637720812200937cm)" svg:viewBox="0 0 4324 2671" draw:points="3678,0 3678,0 0,1310 4324,2671"><text:p/></draw:polygon><draw:polygon draw:style-name="gr27" draw:text-style-name="P19" svg:width="0.278cm" svg:height="0.277cm" draw:transform="rotate (0.00628318530717959) translate (13.1538841988789cm 3.00382216925459cm)" svg:viewBox="0 0 279 278" draw:points="0,276 0,276 276,278 279,2 2,0"><text:p/></draw:polygon><draw:line draw:style-name="gr28" draw:text-style-name="P15" svg:x1="13.154cm" svg:y1="0.614cm" svg:x2="18.489cm" svg:y2="0.614cm"><text:p/></draw:line><draw:line draw:style-name="gr29" draw:text-style-name="P15" svg:x1="11.151cm" svg:y1="3.281cm" svg:x2="13.155cm" svg:y2="0.614cm"><text:p/></draw:line><draw:line draw:style-name="gr30" draw:text-style-name="P15" svg:x1="16.485cm" svg:y1="3.281cm" svg:x2="18.489cm" svg:y2="0.614cm"><text:p/></draw:line><draw:line draw:style-name="gr31" draw:text-style-name="P15" svg:x1="11.151cm" svg:y1="3.28cm" svg:x2="16.486cm" svg:y2="3.28cm"><text:p/></draw:line><draw:line draw:style-name="gr32" draw:text-style-name="P15" svg:x1="13.154cm" svg:y1="0.614cm" svg:x2="13.155cm" svg:y2="3.281cm"><text:p/></draw:line><draw:line draw:style-name="gr33" draw:text-style-name="P15" svg:x1="15.822cm" svg:y1="0.614cm" svg:x2="12.153cm" svg:y2="1.948cm"><text:p/></draw:line><draw:line draw:style-name="gr34" draw:text-style-name="P15" svg:x1="12.153cm" svg:y1="1.949cm" svg:x2="16.486cm" svg:y2="3.282cm"><text:p/></draw:line><draw:line draw:style-name="gr35" draw:text-style-name="P15" svg:x1="16.485cm" svg:y1="3.281cm" svg:x2="15.822cm" svg:y2="0.614cm"><text:p/></draw:line><draw:frame draw:style-name="gr36" draw:text-style-name="P17" svg:width="0.272cm" svg:height="0.466cm" svg:x="12.995cm" svg:y="0.128cm"><draw:text-box><text:p text:style-name="P16"><text:span text:style-name="T6">A</text:span></text:p></draw:text-box></draw:frame><draw:frame draw:style-name="gr37" draw:text-style-name="P17" svg:width="0.272cm" svg:height="0.466cm" svg:x="12.956cm" svg:y="0.128cm"><draw:text-box><text:p text:style-name="P16"><text:span text:style-name="T6">A</text:span></text:p></draw:text-box></draw:frame><draw:frame draw:style-name="gr38" draw:text-style-name="P17" svg:width="0.272cm" svg:height="0.466cm" draw:transform="rotate (0.00645771823237902) translate (12.9769305555556cm 0.148166666666667cm)"><draw:text-box><text:p text:style-name="P16"><text:span text:style-name="T6">A</text:span></text:p></draw:text-box></draw:frame><draw:frame draw:style-name="gr39" draw:text-style-name="P17" svg:width="0.272cm" svg:height="0.466cm" draw:transform="rotate (0.00645771823237902) translate (12.9769305555556cm 0.111125cm)"><draw:text-box><text:p text:style-name="P16"><text:span text:style-name="T6">A</text:span></text:p></draw:text-box></draw:frame><draw:frame draw:style-name="gr40" draw:text-style-name="P18" svg:width="0.242cm" svg:height="0.408cm" svg:x="12.868cm" svg:y="0.24cm"><draw:text-box><text:p text:style-name="P16"><text:span text:style-name="T7">A</text:span></text:p></draw:text-box></draw:frame><draw:frame draw:style-name="gr41" draw:text-style-name="P17" svg:width="0.272cm" svg:height="0.466cm" draw:transform="rotate (0.00645771823237902) translate (18.5913888888889cm 0.211666666666667cm)"><draw:text-box><text:p text:style-name="P16"><text:span text:style-name="T6">B</text:span></text:p></draw:text-box></draw:frame><draw:frame draw:style-name="gr42" draw:text-style-name="P17" svg:width="0.272cm" svg:height="0.466cm" draw:transform="rotate (0.00645771823237902) translate (18.5525833333333cm 0.211666666666667cm)"><draw:text-box><text:p text:style-name="P16"><text:span text:style-name="T6">B</text:span></text:p></draw:text-box></draw:frame><draw:frame draw:style-name="gr43" draw:text-style-name="P17" svg:width="0.272cm" svg:height="0.466cm" draw:transform="rotate (0.012915436464758) translate (18.5719861111111cm 0.230069444444444cm)"><draw:text-box><text:p text:style-name="P16"><text:span text:style-name="T6">B</text:span></text:p></draw:text-box></draw:frame><draw:frame draw:style-name="gr44" draw:text-style-name="P17" svg:width="0.272cm" svg:height="0.466cm" draw:transform="rotate (0.00645771823237902) translate (18.5719861111111cm 0.191263888888889cm)"><draw:text-box><text:p text:style-name="P16"><text:span text:style-name="T6">B</text:span></text:p></draw:text-box></draw:frame><draw:frame draw:style-name="gr45" draw:text-style-name="P18" svg:width="0.242cm" svg:height="0.408cm" svg:x="18.604cm" svg:y="0.24cm"><draw:text-box><text:p text:style-name="P16"><text:span text:style-name="T7">B</text:span></text:p></draw:text-box></draw:frame><draw:frame draw:style-name="gr46" draw:text-style-name="P17" svg:width="0.295cm" svg:height="0.466cm" draw:transform="rotate (0.00593411945678072) translate (10.7650138888889cm 3.23497222222222cm)"><draw:text-box><text:p text:style-name="P16"><text:span text:style-name="T6">D</text:span></text:p></draw:text-box></draw:frame><draw:frame draw:style-name="gr47" draw:text-style-name="P17" svg:width="0.295cm" svg:height="0.466cm" draw:transform="rotate (0.00593411945678072) translate (10.7279722222222cm 3.23497222222222cm)"><draw:text-box><text:p text:style-name="P16"><text:span text:style-name="T6">D</text:span></text:p></draw:text-box></draw:frame><draw:frame draw:style-name="gr48" draw:text-style-name="P17" svg:width="0.295cm" svg:height="0.466cm" svg:x="10.747cm" svg:y="3.254cm"><draw:text-box><text:p text:style-name="P16"><text:span text:style-name="T6">D</text:span></text:p></draw:text-box></draw:frame><draw:frame draw:style-name="gr49" draw:text-style-name="P17" svg:width="0.295cm" svg:height="0.466cm" draw:transform="rotate (0.00593411945678072) translate (10.747375cm 3.21456944444444cm)"><draw:text-box><text:p text:style-name="P16"><text:span text:style-name="T6">D</text:span></text:p></draw:text-box></draw:frame><draw:frame draw:style-name="gr50" draw:text-style-name="P18" svg:width="0.26cm" svg:height="0.408cm" svg:x="10.818cm" svg:y="3.236cm"><draw:text-box><text:p text:style-name="P16"><text:span text:style-name="T7">D</text:span></text:p></draw:text-box></draw:frame><draw:frame draw:style-name="gr51" draw:text-style-name="P17" svg:width="0.295cm" svg:height="0.466cm" draw:transform="rotate (0.00593411945678072) translate (16.7110833333333cm 3.23497222222222cm)"><draw:text-box><text:p text:style-name="P16"><text:span text:style-name="T6">C</text:span></text:p></draw:text-box></draw:frame><draw:frame draw:style-name="gr52" draw:text-style-name="P17" svg:width="0.295cm" svg:height="0.466cm" draw:transform="rotate (0.00593411945678072) translate (16.6740416666667cm 3.23497222222222cm)"><draw:text-box><text:p text:style-name="P16"><text:span text:style-name="T6">C</text:span></text:p></draw:text-box></draw:frame><draw:frame draw:style-name="gr53" draw:text-style-name="P17" svg:width="0.295cm" svg:height="0.466cm" draw:transform="rotate (0.00593411945678072) translate (16.6916805555556cm 3.25613888888889cm)"><draw:text-box><text:p text:style-name="P16"><text:span text:style-name="T6">C</text:span></text:p></draw:text-box></draw:frame><draw:frame draw:style-name="gr54" draw:text-style-name="P17" svg:width="0.295cm" svg:height="0.466cm" draw:transform="rotate (0.00593411945678072) translate (16.6916805555556cm 3.21456944444444cm)"><draw:text-box><text:p text:style-name="P16"><text:span text:style-name="T6">C</text:span></text:p></draw:text-box></draw:frame><draw:frame draw:style-name="gr55" draw:text-style-name="P18" svg:width="0.26cm" svg:height="0.408cm" draw:transform="rotate (0.00680678408277788) translate (16.6493472222222cm 3.2375cm)"><draw:text-box><text:p text:style-name="P16"><text:span text:style-name="T7">C</text:span></text:p></draw:text-box></draw:frame><draw:frame draw:style-name="gr56" draw:text-style-name="P20" svg:width="0.219cm" svg:height="0.408cm" draw:transform="rotate (0.00802851455917391) translate (11.8392222222222cm 1.75936111111111cm)"><draw:text-box><text:p text:style-name="P16"><text:span text:style-name="T8">F</text:span></text:p></draw:text-box></draw:frame><draw:frame draw:style-name="gr57" draw:text-style-name="P18" svg:width="0.242cm" svg:height="0.408cm" svg:x="15.713cm" svg:y="0.194cm"><draw:text-box><text:p text:style-name="P16"><text:span text:style-name="T7">E</text:span></text:p></draw:text-box></draw:frame></draw:g>Énoncé <text:span text:style-name="T2">2</text:span></text:p>
      <text:p text:style-name="P7">ABCD est un parallélogramme tel que le côté [AB] mesure <text:span text:style-name="T5">6</text:span> cm et la hauteur relative à ce côté mesure 3 cm.</text:p>
      <text:p text:style-name="P8">E et F sont respectivement les milieux de [AB] et [AD].</text:p>
      <text:p text:style-name="P7">Est-il possible de calculer l’aire de la surface <text:span text:style-name="T4">grise</text:span> sans autres données ?</text:p>
      <text:p text:style-name="P9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3cm" draw:dots2="1" draw:dots2-length="0.003cm" draw:distance="0.003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110" draw:display-name="Dashed (var) 110" draw:style="rect" draw:dots1="1" draw:dots1-length="0.003cm" draw:dots2="1" draw:dots2-length="0.003cm" draw:distance="0.003cm"/>
    <draw:stroke-dash draw:name="Dashed_20__28_var_29__20_111" draw:display-name="Dashed (var) 111" draw:style="rect" draw:dots1="1" draw:dots1-length="0.003cm" draw:dots2="1" draw:dots2-length="0.003cm" draw:distance="0.003cm"/>
    <draw:stroke-dash draw:name="Dashed_20__28_var_29__20_112" draw:display-name="Dashed (var) 112" draw:style="rect" draw:dots1="1" draw:dots1-length="0.003cm" draw:dots2="1" draw:dots2-length="0.003cm" draw:distance="0.003cm"/>
    <draw:stroke-dash draw:name="Dashed_20__28_var_29__20_113" draw:display-name="Dashed (var) 113" draw:style="rect" draw:dots1="1" draw:dots1-length="0.003cm" draw:dots2="1" draw:dots2-length="0.003cm" draw:distance="0.003cm"/>
    <draw:stroke-dash draw:name="Dashed_20__28_var_29__20_114" draw:display-name="Dashed (var) 114" draw:style="rect" draw:dots1="1" draw:dots1-length="0.003cm" draw:dots2="1" draw:dots2-length="0.003cm" draw:distance="0.003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9cm" draw:dots2="1" draw:dots2-length="0.009cm" draw:distance="0.009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24T22:39:35.626000000</dc:date>
    <meta:print-date>2011-12-08T22:04:20.21</meta:print-date>
    <dc:language>fr-FR</dc:language>
    <meta:editing-cycles>114</meta:editing-cycles>
    <meta:editing-duration>P1DT7H44M27S</meta:editing-duration>
    <meta:printed-by>Véronique et Thibaud FONTANET</meta:printed-by>
    <meta:document-statistic meta:table-count="0" meta:image-count="0" meta:object-count="0" meta:page-count="1" meta:paragraph-count="9" meta:word-count="100" meta:character-count="519" meta:non-whitespace-character-count="428"/>
    <meta:user-defined meta:name="Info 1"/>
    <meta:user-defined meta:name="Info 2"/>
    <meta:user-defined meta:name="Info 3"/>
    <meta:user-defined meta:name="Info 4"/>
  </office:meta>
</office:document-meta>
</file>